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5時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行ってれば、扉から2人が出てくる
はず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・・・2人と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ちらさま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す、すみ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訳あってこんな格好ですけど、桐生で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帰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良かったです！　2人とも無事なん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迷惑をお掛け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さまで、逃れることができました。
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で本当に良か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も桐生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GJ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ほら、いつまでもそんな箱かぶって
ないで、出ておいで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ああ、あっ！！　だめ、だめです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私、い、今、ハダカなんですからぁ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どうせ透明なんだから平気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それが・・・そ、その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も、もう効果が・・・切れてまして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ひめちゃん、ガマンできなかったん
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&gt;　&lt;）
「うぅ・・・だって・・・だってぇ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らかってないで、早く服を着させてあげ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、今回の救出作戦は終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やかにこの場を離れ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、お城に戻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かしまし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なんでも・・・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言えば、盗賊の人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、ルミィさんに呪いが掛けられてるって
　言っ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ルミィさ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具合が悪いんじゃな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・・・特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言うとおり、やっぱりルミィさん、
体調が悪そうですよ？　顔が少し赤い
みたいです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おでこ触り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ん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、あ、あたし・・・おでこ触っただけ
なんですけど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ぅ・・・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・・・そ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呪い・・・の影響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ごく・・・敏感になる呪い・・・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・・・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W-Well...</text:p>
          </table:table-cell>
          <table:table-cell table:number-columns-repeated="1020"/>
        </table:table-row>
        <table:table-row>
          <table:table-cell table:style-name="ce0" office:value-type="string">
            <text:p>たぶん、ヤバいやつ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たことがあり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に伝わる呪術の一種で、対象者の
感覚神経を過剰に反応させて自由を阻害する、
強力な呪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連れて来られた後、青カラットたちに
施され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身動きするのも・・・正直・・・つら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早く呪いを解いてあげないと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、無理で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かけられたら最後、神聖な破邪の光を
浴びないかぎり、魔界の呪術は解けないと
聞き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破邪の光ってやつ、どうにかして作れないの
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る方法は分かりませんが、浴びることが
できる場所ならあり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！？　どこ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金字塔”と呼ばれる、神聖な建造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に大陸南部に住む先住民族が、
破邪の儀式に使用したと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奥にある儀式の間までたどり着ければ、
破邪の光で呪術を解くことができるはず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本当に博識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！　めっちゃ頼りにな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くこく）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*blink* *blink*</text:p>
          </table:table-cell>
          <table:table-cell table:number-columns-repeated="1020"/>
        </table:table-row>
        <table:table-row>
          <table:table-cell table:style-name="ce0" office:value-type="string">
            <text:p>な、長く生きているだけです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さっそく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の先住民が建てたと言ったな。　ここから
近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距離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ニ砂漠の奥地にある、蜃気楼の谷は
覚え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祭ってある祭壇があった場所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その祭壇の裏側に隠し通路が
ありまして、通路を抜けると金字塔に
行くことができ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まずは蜃気楼の谷を目指すん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、ルミィ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ご迷惑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には、対白カラットの切り札となる
干渉剤を作ってもらわ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くらいの援助はさせてもら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　蜃気楼の谷へGO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ゆ・・・ゆっくりで・・・お願いし・・・ん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